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fo:min-height="0.9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441cm"/>
    </style:style>
    <style:style style:name="gr5" style:family="graphic" style:parent-style-name="objectwithoutfill">
      <style:graphic-properties svg:stroke-color="#000000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3.856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3.814cm" fo:min-width="8.136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2.338cm" fo:min-width="7.026cm" fo:wrap-option="no-wrap"/>
    </style:style>
    <style:style style:name="pr1" style:family="presentation" style:parent-style-name="Default-title">
      <style:graphic-properties draw:auto-grow-height="true" fo:min-height="3.473cm"/>
    </style:style>
    <style:style style:name="pr2" style:family="presentation" style:parent-style-name="Default-subtitle">
      <style:graphic-properties draw:fill-color="#ffffff" draw:auto-grow-height="true" fo:min-height="8.98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10.0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use-window-font-color="true" fo:font-size="24pt"/>
    </style:style>
    <style:style style:name="P6" style:family="paragraph">
      <loext:graphic-properties draw:fill="none"/>
      <style:paragraph-properties fo:text-align="center"/>
      <style:text-properties style:use-window-font-color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24pt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Bitstream Vera Sans" style:font-size-asian="24pt" style:font-style-asian="normal" style:font-weight-asian="normal" style:font-name-complex="Bitstream Ver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33% 58%"/>
    </style:style>
    <style:style style:name="T7" style:family="text">
      <style:text-properties style:use-window-font-color="true" fo:font-size="24pt"/>
    </style:style>
    <style:style style:name="T8" style:family="text">
      <style:text-properties style:use-window-font-color="true" fo:font-size="24pt" fo:font-style="italic" style:font-style-asian="italic" style:font-style-complex="italic"/>
    </style:style>
    <style:style style:name="T9" style:family="text">
      <style:text-properties fo:font-size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2.369cm" presentation:class="title" presentation:user-transformed="true">
          <draw:text-box>
            <text:p>ARCH Competition 2019<text:line-break/>Falsification Category</text:p>
          </draw:text-box>
        </draw:frame>
        <draw:frame presentation:style-name="pr2" draw:text-style-name="P2" draw:layer="layout" svg:width="27.746cm" svg:height="8.989cm" svg:x="0.254cm" svg:y="6.714cm" presentation:class="subtitle" presentation:user-transformed="true">
          <draw:text-box>
            <text:p text:style-name="P1">participants<text:tab/>| organization | benchmarks<text:tab/>| outcome</text:p>
            <text:p text:style-name="P1"><text:span text:style-name="T1"/></text:p>
            <text:p text:style-name="P1"><text:span text:style-name="T2">Paolo Arcaini, <text:s/></text:span><text:span text:style-name="T2">Alexandre </text:span><text:span text:style-name="T2">Donze, <text:s/>Gidon </text:span><text:span text:style-name="T2">Ernst,</text:span></text:p>
            <text:p text:style-name="P1"><text:span text:style-name="T2">Georgios </text:span><text:span text:style-name="T2">Fainekos, <text:s/></text:span><text:span text:style-name="T2">Logan </text:span><text:span text:style-name="T2">Mathesen,Giul</text:span><text:span text:style-name="T2">ia Pedrielli,</text:span></text:p>
            <text:p text:style-name="P1"><text:span text:style-name="T2">Shakiba </text:span><text:span text:style-name="T2">Yaghoubi, <text:s/></text:span><text:span text:style-name="T3">Yoriyuki </text:span><text:span text:style-name="T3">Yamagata, <text:s/></text:span><text:span text:style-name="T3">Zhenya </text:span><text:span text:style-name="T3">Zhang</text:span></text:p>
            <text:p text:style-name="P1"><text:span text:style-name="T1"/></text:p>
            <text:p text:style-name="P1"><text:span text:style-name="T4">ASU, USA | </text:span><text:span text:style-name="T4">Decyphir, France </text:span><text:span text:style-name="T4">| LMU, Germany </text:span><text:span text:style-name="T4">| AIST&amp;NII, </text:span><text:span text:style-name="T4">Japan</text:span></text:p>
            <text:p text:style-name="P1"><text:span text:style-name="T5">contact: </text:span><text:span text:style-name="T5"><text:a xlink:href="mailto:gidon.ernst@sosy.ifi.lmu.de" xlink:type="simple">gidon.ernst@sosy.ifi.lmu.de</text:a></text:span><text:span text:style-name="T5"><text:s/></text:span></text:p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2.629cm" svg:x="1.4cm" svg:y="0.628cm" presentation:class="title">
          <draw:text-box>
            <text:p>Falsification</text:p>
          </draw:text-box>
        </draw:frame>
        <draw:line draw:style-name="gr2" draw:text-style-name="P4" draw:layer="layout" svg:x1="17.272cm" svg:y1="5.058cm" svg:x2="22.352cm" svg:y2="5.058cm">
          <text:p/>
        </draw:line>
        <draw:frame draw:style-name="gr3" draw:layer="layout" svg:width="5.709cm" svg:height="1.216cm" svg:x="2.286cm" svg:y="3.621cm">
          <draw:text-box>
            <text:p>input u ∊ R<text:span text:style-name="T6">n</text:span></text:p>
          </draw:text-box>
        </draw:frame>
        <draw:frame draw:style-name="gr3" draw:layer="layout" svg:width="6.01cm" svg:height="1.216cm" svg:x="18.28cm" svg:y="3.621cm">
          <draw:text-box>
            <text:p>output y ∊ R<text:span text:style-name="T6">m</text:span></text:p>
          </draw:text-box>
        </draw:frame>
        <draw:frame draw:style-name="gr4" draw:text-style-name="P5" draw:layer="layout" svg:width="6.941cm" svg:height="1.237cm" svg:x="9.652cm" svg:y="8.439cm">
          <draw:text-box>
            <text:p><text:span text:style-name="T7">internal state </text:span><text:span text:style-name="T8">x</text:span></text:p>
          </draw:text-box>
        </draw:frame>
        <draw:line draw:style-name="gr2" draw:text-style-name="P4" draw:layer="layout" svg:x1="1.524cm" svg:y1="5.058cm" svg:x2="9.119cm" svg:y2="5.058cm">
          <text:p/>
        </draw:line>
        <draw:path draw:style-name="gr5" draw:text-style-name="P6" draw:layer="layout" svg:width="11.429cm" svg:height="2.285cm" svg:x="7.366cm" svg:y="7.344cm" svg:viewBox="0 0 11430 2286" svg:d="M9906 0c1524 0 1524 0 1524 0v2286h-11430v-2286h1778">
          <text:p/>
        </draw:path>
        <draw:frame draw:style-name="gr6" draw:text-style-name="P7" draw:layer="layout" svg:width="24.356cm" svg:height="4.351cm" svg:x="1.298cm" svg:y="11.143cm">
          <draw:text-box>
            <text:p><text:span text:style-name="T1">Goal:</text:span></text:p>
            <text:list text:style-name="L1">
              <text:list-item>
                <text:p><text:span text:style-name="T1">find an input u</text:span></text:p>
              </text:list-item>
              <text:list-item>
                <text:p><text:span text:style-name="T1">such that the output y</text:span></text:p>
              </text:list-item>
              <text:list-item>
                <text:p><text:span text:style-name="T1">violates a given specification in temporal logic (STL/MTL)</text:span></text:p>
              </text:list-item>
            </text:list>
          </draw:text-box>
        </draw:frame>
        <draw:custom-shape draw:style-name="gr7" draw:text-style-name="P8" draw:layer="layout" svg:width="8.636cm" svg:height="4.064cm" svg:x="9.144cm" svg:y="4.042cm">
          <text:p text:style-name="P1"><text:span text:style-name="T9">Hybrid </text:span><text:span text:style-name="T9">System </text:span><text:span text:style-name="T9">Model</text:span></text:p>
          <text:p text:style-name="P1">(typically: Simulink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128cm" svg:height="2.794cm" svg:x="19.05cm" svg:y="7.841cm">
          <text:p text:style-name="P1"><text:span text:style-name="T5">black box:</text:span></text:p>
          <text:p text:style-name="P1"><text:span text:style-name="T5">observed by simulations</text:span></text:p>
          <draw:enhanced-geometry svg:viewBox="0 0 21600 21600" draw:text-areas="800 800 20800 20800" draw:type="round-rectangular-callout" draw:modifiers="-3743.92914257596 370.948121645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Participating Tools</text:p>
          </draw:text-box>
        </draw:frame>
        <draw:frame presentation:style-name="pr5" draw:layer="layout" svg:width="25.199cm" svg:height="10.285cm" svg:x="1.4cm" svg:y="4.185cm" presentation:class="outline" presentation:user-transformed="true">
          <draw:text-box>
            <text:list text:style-name="L2">
              <text:list-item>
                <text:p><text:span text:style-name="T1">Breach</text:span><text:span text:style-name="T1"><text:tab/></text:span><text:span text:style-name="T1"><text:tab/></text:span><text:span text:style-name="T1">(Alexandre Donze)</text:span></text:p>
              </text:list-item>
              <text:list-item>
                <text:p><text:span text:style-name="T1">S-TaLiRo</text:span><text:span text:style-name="T1"><text:tab/></text:span><text:span text:style-name="T1"><text:tab/></text:span><text:span text:style-name="T1">(Shakiba Yaghoubi, Logan Mathesen,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Georgios Fainekos)</text:span></text:p>
              </text:list-item>
              <text:list-item>
                <text:p><text:span text:style-name="T1">falsify</text:span><text:span text:style-name="T1"><text:tab/></text:span><text:span text:style-name="T1"><text:tab/></text:span><text:span text:style-name="T1"><text:tab/></text:span><text:span text:style-name="T1">(Yoriyuki Yamagata, Shuang Liu)</text:span></text:p>
              </text:list-item>
              <text:list-item>
                <text:p><text:span text:style-name="T1">FalStar</text:span><text:span text:style-name="T1"><text:tab/></text:span><text:span text:style-name="T1"><text:tab/></text:span><text:span text:style-name="T1">(Gidon Ernst, Zhenya Zhang, Paolo Arcain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Organization</text:p>
          </draw:text-box>
        </draw:frame>
        <draw:frame presentation:style-name="Default-outline1" draw:layer="layout" svg:width="25.199cm" svg:height="10.285cm" svg:x="1.4cm" svg:y="3.685cm" presentation:class="outline">
          <draw:text-box>
            <text:list text:style-name="L2">
              <text:list-item>
                <text:p>2017:<text:tab/>1 tool, 1 benchmark</text:p>
              </text:list-item>
              <text:list-item>
                <text:p>2018:<text:tab/>2 tools, same 1 benchmark</text:p>
              </text:list-item>
              <text:list-item>
                <text:p><text:span text:style-name="T10">2019</text:span>:<text:tab/>4 tools, 6 models, 24 requirements</text:p>
                <text:list>
                  <text:list-item>
                    <text:p>two sets of results</text:p>
                    <text:list>
                      <text:list-item>
                        <text:p>arbitrary inputs → can achieve best results</text:p>
                      </text:list-item>
                      <text:list-item>
                        <text:p>fixed constrained inputs → better for direct comparison</text:p>
                      </text:list-item>
                    </text:list>
                  </text:list-item>
                  <text:list-item>
                    <text:p>Goal: validate all results (not really achiev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Benchmarks</text:p>
          </draw:text-box>
        </draw:frame>
        <draw:frame presentation:style-name="pr7" draw:layer="layout" svg:width="25.199cm" svg:height="10.285cm" svg:x="1.4cm" svg:y="3.685cm" presentation:class="outline">
          <draw:text-box>
            <text:list text:style-name="L2">
              <text:list-item>
                <text:p>Source</text:p>
                <text:list>
                  <text:list-item>
                    <text:p>standard from the literature (e.g. automatic transmission)</text:p>
                  </text:list-item>
                  <text:list-item>
                    <text:p>new ones provided by participants</text:p>
                    <text:p/>
                  </text:list-item>
                </text:list>
              </text:list-item>
              <text:list-item>
                <text:p>Important</text:p>
                <text:list>
                  <text:list-item>
                    <text:p>test cases: how to initialize and run the models</text:p>
                  </text:list-item>
                  <text:list-item>
                    <text:p>precise (informal) input and requirement spec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Evaluation</text:p>
          </draw:text-box>
        </draw:frame>
        <draw:frame presentation:style-name="pr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max number of simulations<text:tab/> per trial:<text:tab/><text:tab/><text:tab/>300</text:p>
                  </text:list-item>
                  <text:list-item>
                    <text:p>stochastic algorithms, hence multiple trials:<text:tab/> <text:s/>50</text:p>
                    <text:p><text:span text:style-name="T11">→ </text:span><text:span text:style-name="T11">running all benchmarks takes several days</text:span></text:p>
                  </text:list-item>
                </text:list>
              </text:list-item>
              <text:list-item>
                <text:p>Metrics:</text:p>
                <text:list>
                  <text:list-item>
                    <text:p>falsification rate</text:p>
                  </text:list-item>
                  <text:list-item>
                    <text:p>average/median required simulation (over successful tria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Highlights</text:p>
          </draw:text-box>
        </draw:frame>
        <draw:frame presentation:style-name="pr7" draw:layer="layout" svg:width="25.837cm" svg:height="11.047cm" svg:x="0.762cm" svg:y="3.685cm" presentation:class="outline" presentation:user-transformed="true">
          <draw:text-box>
            <text:list text:style-name="L2">
              <text:list-item>
                <text:p>Breach/FalStar: good success with extreme values and random sampling → benchmarks too easy</text:p>
              </text:list-item>
              <text:list-item>
                <text:p>S-TaLiRo: only tool to falsify steam condenser benchmark<text:line-break/>(by combination of techniques)</text:p>
              </text:list-item>
              <text:list-item>
                <text:p>falsify: many counterexamples from a <text:span text:style-name="T10">single simulation</text:span><text:span text:style-name="T10"><text:line-break/></text:span><text:span text:style-name="T10">(</text:span>online, grey box: learns system dynamics from trace prefix)</text:p>
                <text:p/>
                <text:p>→ Different approaches have different strength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Conclusion &amp; Outlook</text:p>
          </draw:text-box>
        </draw:frame>
        <draw:frame presentation:style-name="pr7" draw:layer="layout" svg:width="25.199cm" svg:height="10.285cm" svg:x="1.4cm" svg:y="3.685cm" presentation:class="outline">
          <draw:text-box>
            <text:list text:style-name="L2">
              <text:list-item>
                <text:p>need harder benchmarks</text:p>
              </text:list-item>
              <text:list-item>
                <text:p>need a maintained benchmark repository<text:line-break/>(talk to Gidon if interested)</text:p>
              </text:list-item>
              <text:list-item>
                <text:p>need a standardized result format for validation<text:line-break/><text:span text:style-name="T12">(fairly straight forward, but ran out of time)</text:span></text:p>
              </text:list-item>
              <text:list-item>
                <text:p>next steps: in-depth analysis of results <text:span text:style-name="T12">(also no time)</text:span></text:p>
              </text:list-item>
            </text:list>
            <text:p><text:span text:style-name="T10">→ </text:span><text:span text:style-name="T10">hard but rewarding work for all participants</text:span></text:p>
            <text:p><text:span text:style-name="T10">→ </text:span><text:span text:style-name="T10">made lots of progress this year :-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0.28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22:52:51.847545210</meta:creation-date>
    <meta:generator>LibreOffice/6.2.2.2$Linux_X86_64 LibreOffice_project/20$Build-2</meta:generator>
    <dc:date>2019-04-13T02:42:36.241141449</dc:date>
    <meta:editing-duration>PT1H50M40S</meta:editing-duration>
    <meta:editing-cycles>94</meta:editing-cycles>
    <meta:document-statistic meta:object-count="61"/>
  </office:meta>
</office:document-meta>
</file>